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f8f" officeooo:paragraph-rsid="00038f8f"/>
    </style:style>
    <style:style style:name="P2" style:family="paragraph" style:parent-style-name="Standard">
      <style:text-properties officeooo:rsid="0006988b" officeooo:paragraph-rsid="0006988b"/>
    </style:style>
    <style:style style:name="P3" style:family="paragraph" style:parent-style-name="Standard">
      <style:text-properties officeooo:rsid="0006988b" officeooo:paragraph-rsid="000736d6"/>
    </style:style>
    <style:style style:name="P4" style:family="paragraph" style:parent-style-name="Standard">
      <style:text-properties officeooo:rsid="0006988b" officeooo:paragraph-rsid="00125310"/>
    </style:style>
    <style:style style:name="P5" style:family="paragraph" style:parent-style-name="Standard">
      <style:text-properties officeooo:rsid="00083856" officeooo:paragraph-rsid="00083856"/>
    </style:style>
    <style:style style:name="P6" style:family="paragraph" style:parent-style-name="Standard">
      <style:text-properties officeooo:rsid="00083856" officeooo:paragraph-rsid="000dbcf3"/>
    </style:style>
    <style:style style:name="P7" style:family="paragraph" style:parent-style-name="Standard">
      <style:text-properties officeooo:rsid="00083856" officeooo:paragraph-rsid="00125310"/>
    </style:style>
    <style:style style:name="P8" style:family="paragraph" style:parent-style-name="Standard">
      <style:text-properties officeooo:rsid="000986a1" officeooo:paragraph-rsid="000986a1"/>
    </style:style>
    <style:style style:name="P9" style:family="paragraph" style:parent-style-name="Standard">
      <style:text-properties officeooo:rsid="000986a1" officeooo:paragraph-rsid="000dbcf3"/>
    </style:style>
    <style:style style:name="P10" style:family="paragraph" style:parent-style-name="Standard">
      <style:text-properties officeooo:rsid="000986a1" officeooo:paragraph-rsid="00125310"/>
    </style:style>
    <style:style style:name="P11" style:family="paragraph" style:parent-style-name="Standard">
      <style:text-properties officeooo:rsid="000a1c73" officeooo:paragraph-rsid="000a1c73"/>
    </style:style>
    <style:style style:name="P12" style:family="paragraph" style:parent-style-name="Standard">
      <style:text-properties officeooo:rsid="000a1c73" officeooo:paragraph-rsid="000bb284"/>
    </style:style>
    <style:style style:name="P13" style:family="paragraph" style:parent-style-name="Standard">
      <style:text-properties officeooo:rsid="000a1c73" officeooo:paragraph-rsid="000dbcf3"/>
    </style:style>
    <style:style style:name="P14" style:family="paragraph" style:parent-style-name="Standard">
      <style:text-properties officeooo:rsid="000a1c73" officeooo:paragraph-rsid="000dfc0c"/>
    </style:style>
    <style:style style:name="P15" style:family="paragraph" style:parent-style-name="Standard">
      <style:text-properties officeooo:rsid="000a1c73" officeooo:paragraph-rsid="000ea856"/>
    </style:style>
    <style:style style:name="P16" style:family="paragraph" style:parent-style-name="Standard">
      <style:text-properties officeooo:rsid="000a1c73" officeooo:paragraph-rsid="00125310"/>
    </style:style>
    <style:style style:name="P17" style:family="paragraph" style:parent-style-name="Standard">
      <style:text-properties officeooo:rsid="000bb284" officeooo:paragraph-rsid="000bb284"/>
    </style:style>
    <style:style style:name="P18" style:family="paragraph" style:parent-style-name="Standard">
      <style:text-properties officeooo:rsid="000d1c60" officeooo:paragraph-rsid="000d1c60"/>
    </style:style>
    <style:style style:name="P19" style:family="paragraph" style:parent-style-name="Standard">
      <style:text-properties officeooo:rsid="000d1c60" officeooo:paragraph-rsid="000dbcf3"/>
    </style:style>
    <style:style style:name="P20" style:family="paragraph" style:parent-style-name="Standard">
      <style:text-properties officeooo:rsid="000dbcf3" officeooo:paragraph-rsid="000dbcf3"/>
    </style:style>
    <style:style style:name="P21" style:family="paragraph" style:parent-style-name="Standard">
      <style:text-properties officeooo:rsid="000dbcf3" officeooo:paragraph-rsid="00125310"/>
    </style:style>
    <style:style style:name="P22" style:family="paragraph" style:parent-style-name="Standard">
      <style:text-properties officeooo:rsid="000dfc0c" officeooo:paragraph-rsid="000dfc0c"/>
    </style:style>
    <style:style style:name="P23" style:family="paragraph" style:parent-style-name="Standard">
      <style:text-properties officeooo:rsid="000ea856" officeooo:paragraph-rsid="000ea856"/>
    </style:style>
    <style:style style:name="P24" style:family="paragraph" style:parent-style-name="Standard">
      <style:text-properties officeooo:rsid="000ea856" officeooo:paragraph-rsid="000fba1f"/>
    </style:style>
    <style:style style:name="P25" style:family="paragraph" style:parent-style-name="Standard">
      <style:text-properties officeooo:paragraph-rsid="000ea856"/>
    </style:style>
    <style:style style:name="P26" style:family="paragraph" style:parent-style-name="Standard">
      <style:text-properties officeooo:rsid="000fba1f" officeooo:paragraph-rsid="000fba1f"/>
    </style:style>
    <style:style style:name="P27" style:family="paragraph" style:parent-style-name="Standard">
      <style:text-properties officeooo:rsid="000fba1f" officeooo:paragraph-rsid="001375d6"/>
    </style:style>
    <style:style style:name="P28" style:family="paragraph" style:parent-style-name="Standard">
      <style:text-properties officeooo:paragraph-rsid="000fba1f"/>
    </style:style>
    <style:style style:name="P29" style:family="paragraph" style:parent-style-name="Standard">
      <style:text-properties officeooo:rsid="001184ed" officeooo:paragraph-rsid="001184ed"/>
    </style:style>
    <style:style style:name="P30" style:family="paragraph" style:parent-style-name="Standard">
      <style:text-properties officeooo:rsid="00125310" officeooo:paragraph-rsid="00125310"/>
    </style:style>
    <style:style style:name="P31" style:family="paragraph" style:parent-style-name="Standard">
      <style:text-properties officeooo:rsid="001375d6" officeooo:paragraph-rsid="001375d6"/>
    </style:style>
    <style:style style:name="P32" style:family="paragraph" style:parent-style-name="Standard">
      <style:text-properties officeooo:paragraph-rsid="001375d6"/>
    </style:style>
    <style:style style:name="T1" style:family="text">
      <style:text-properties officeooo:rsid="000986a1"/>
    </style:style>
    <style:style style:name="T2" style:family="text">
      <style:text-properties officeooo:rsid="000a1c73"/>
    </style:style>
    <style:style style:name="T3" style:family="text">
      <style:text-properties officeooo:rsid="000bb284"/>
    </style:style>
    <style:style style:name="T4" style:family="text">
      <style:text-properties officeooo:rsid="000d1c60"/>
    </style:style>
    <style:style style:name="T5" style:family="text">
      <style:text-properties officeooo:rsid="000dbcf3"/>
    </style:style>
    <style:style style:name="T6" style:family="text">
      <style:text-properties officeooo:rsid="000dfc0c"/>
    </style:style>
    <style:style style:name="T7" style:family="text">
      <style:text-properties officeooo:rsid="000ea856"/>
    </style:style>
    <style:style style:name="T8" style:family="text">
      <style:text-properties officeooo:rsid="000fba1f"/>
    </style:style>
    <style:style style:name="T9" style:family="text">
      <style:text-properties officeooo:rsid="00125310"/>
    </style:style>
    <style:style style:name="T10" style:family="text">
      <style:text-properties officeooo:rsid="001375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B 3</text:p>
      <text:p text:style-name="P1">time: 1’ 20’’</text:p>
      <text:p text:style-name="P1">output:</text:p>
      <text:p text:style-name="P1">2016 8%, 2017 -5%, 2018 16% : </text:p>
      <text:p text:style-name="P1">{ANCHOR BANCORP, ACTUANT CORPORATION }</text:p>
      <text:p text:style-name="P1">2016 10%, 2017 33%, 2018 -8% : </text:p>
      <text:p text:style-name="P1">{ALGONQUIN POWER &amp; UTILITIES CORP., "PENNYMAC FINANCIAL SERVICES, INC." }</text:p>
      <text:p text:style-name="P1">2016 4%, 2017 9%, 2018 -9% : </text:p>
      <text:p text:style-name="P1">{STANTEC INC, LANDMARK INFRASTRUCTURE PARTNERS LP }</text:p>
      <text:p text:style-name="P1">2016 8%, 2017 -8%, 2018 -5% : </text:p>
      <text:p text:style-name="P1">{ISTAR FINANCIAL INC., BUNGE LIMITED }</text:p>
      <text:p text:style-name="P1">2016 17%, 2017 26%, 2018 0% : </text:p>
      <text:p text:style-name="P1">{BOOKING HOLDINGS INC., LOCKHEED MARTIN CORPORATION }</text:p>
      <text:p text:style-name="P1">2016 1%, 2017 1%, 2018 0% : </text:p>
      <text:p text:style-name="P1">{SNAP-ON INCORPORATED, WALT DISNEY COMPANY (THE) }</text:p>
      <text:p text:style-name="P1">2016 -12%, 2017 -13%, 2018 1% : </text:p>
      <text:p text:style-name="P1">{VIACOM INC., VUZIX CORPORATION }</text:p>
      <text:p text:style-name="P1">2016 -1%, 2017 7%, 2018 4% : </text:p>
      <text:p text:style-name="P1">{COVANTA HOLDING CORPORATION, "UDR, INC." }</text:p>
      <text:p text:style-name="P1">2016 29%, 2017 14%, 2018 9% : </text:p>
      <text:p text:style-name="P1">{"DIGITAL REALTY TRUST, INC.", "GENESEE &amp; WYOMING, INC." }</text:p>
      <text:p text:style-name="P1">2016 16%, 2017 20%, 2018 -8% : </text:p>
      <text:p text:style-name="P1">{INVESCO MORTGAGE CAPITAL INC, BROOKFIELD RENEWABLE PARTNERS L.P. }</text:p>
      <text:p text:style-name="P1">2016 17%, 2017 9%, 2018 -11% : </text:p>
      <text:p text:style-name="P1"/>
      <text:p text:style-name="P1">JOB 2</text:p>
      <text:p text:style-name="P1">time : 5’ 17’’</text:p>
      <text:p text:style-name="P1">output:</text:p>
      <text:p text:style-name="P1">2008</text:p>
      <text:p text:style-name="P1"><text:tab/>BASIC INDUSTRIES:</text:p>
      <text:p text:style-name="P1">-42.05483870967742, 2225134.8225806453, -0.19498246859881935</text:p>
      <text:p text:style-name="P1"/>
      <text:p text:style-name="P1"><text:tab/>CAPITAL GOODS:</text:p>
      <text:p text:style-name="P1">-46.35849056603773, 1346687.8339622642, -0.08976347953305497</text:p>
      <text:p text:style-name="P1"/>
      <text:p text:style-name="P1"><text:tab/>CONSUMER DURABLES:</text:p>
      <text:p text:style-name="P1">-39.45196078431373, 751250.8823529412, 0.04656638588046531</text:p>
      <text:p text:style-name="P1"/>
      <text:p text:style-name="P1"><text:tab/>CONSUMER NON-DURABLES:</text:p>
      <text:p text:style-name="P1">-37.62101910828026, 1793668.6560509554, -0.03399811310865346</text:p>
      <text:p text:style-name="P1"/>
      <text:p text:style-name="P1"><text:tab/>CONSUMER SERVICES:</text:p>
      <text:p text:style-name="P1">-41.303587443946185, 1797142.966367713, -0.0651838605119034</text:p>
      <text:p text:style-name="P1"/>
      <text:p text:style-name="P1"><text:tab/>ENERGY:</text:p>
      <text:p text:style-name="P1">-47.176397515527945, 3346068.8757763975, -0.18206084595671262</text:p>
      <text:p text:style-name="P1"/>
      <text:p text:style-name="P1"><text:tab/>FINANCE:</text:p>
      <text:p text:style-name="P1">-30.36666666666666, 1420721.8110516935, 0.06556807644553422</text:p>
      <text:p text:style-name="P1"/>
      <text:p text:style-name="P1"><text:tab/>HEALTH CARE:</text:p>
      <text:p text:style-name="P1">-38.56322188449848, 1259352.7659574468, -0.05011416897007576</text:p>
      <text:p text:style-name="P1"><text:soft-page-break/></text:p>
      <text:p text:style-name="P1"><text:tab/>MISCELLANEOUS:</text:p>
      <text:p text:style-name="P1">-42.80549450549451, 2094344.076923077, 0.021153217139386088</text:p>
      <text:p text:style-name="P1">2008</text:p>
      <text:p text:style-name="P1"><text:tab/>PUBLIC UTILITIES:</text:p>
      <text:p text:style-name="P1">-31.667455621301777, 1622624.9644970414, -0.053163539547383926</text:p>
      <text:p text:style-name="P1"/>
      <text:p text:style-name="P1">2009</text:p>
      <text:p text:style-name="P1"><text:tab/>BASIC INDUSTRIES:</text:p>
      <text:p text:style-name="P1">82.31927083333332, 2341934.59375, 0.12264472435510312</text:p>
      <text:p text:style-name="P1"/>
      <text:p text:style-name="P1"><text:tab/>CAPITAL GOODS:</text:p>
      <text:p text:style-name="P1">75.65634328358209, 1438328.8880597015, 0.22333628021827284</text:p>
      <text:p text:style-name="P1"/>
      <text:p text:style-name="P1"><text:tab/>CONSUMER DURABLES:</text:p>
      <text:p text:style-name="P1">73.36237623762376, 707233.3267326732, 0.32918427300897424</text:p>
      <text:p text:style-name="P1"/>
      <text:p text:style-name="P1"><text:tab/>CONSUMER NON-DURABLES:</text:p>
      <text:p text:style-name="P1">77.22893081761008, 1559502.7987421383, 0.25099766173031957</text:p>
      <text:p text:style-name="P1"/>
      <text:p text:style-name="P1"><text:tab/>CONSUMER SERVICES:</text:p>
      <text:p text:style-name="P1">64.33749999999999, 1952387.6099137932, 0.21554459064327489</text:p>
      <text:p text:style-name="P1"/>
      <text:p text:style-name="P1"><text:tab/>ENERGY:</text:p>
      <text:p text:style-name="P1">50.41084337349397, 3088318.1024096385, 0.22017717770472073</text:p>
      <text:p text:style-name="P1">2009</text:p>
      <text:p text:style-name="P1"><text:tab/>FINANCE:</text:p>
      <text:p text:style-name="P1">31.33783303730018, 2367085.0195381884, 0.1267286787829602</text:p>
      <text:p text:style-name="P1"/>
      <text:p text:style-name="P1"><text:tab/>HEALTH CARE:</text:p>
      <text:p text:style-name="P1">125.27218934911245, 1295622.5059171598, 0.16707508024739698</text:p>
      <text:p text:style-name="P1"/>
      <text:p text:style-name="P1"><text:tab/>MISCELLANEOUS:</text:p>
      <text:p text:style-name="P1">103.57608695652173, 1697226.3695652173, 0.44160604235206885</text:p>
      <text:p text:style-name="P1"/>
      <text:p text:style-name="P1"><text:tab/>PUBLIC UTILITIES:</text:p>
      <text:p text:style-name="P1">46.63035714285714, 1656469.994047619, 0.11047017088038368</text:p>
      <text:p text:style-name="P1"/>
      <text:p text:style-name="P1">2010</text:p>
      <text:p text:style-name="P1"><text:tab/>BASIC INDUSTRIES:</text:p>
      <text:p text:style-name="P1">32.8930693069307, 1901442.2772277228, 0.03737217099748541</text:p>
      <text:p text:style-name="P1"/>
      <text:p text:style-name="P1"><text:tab/>CAPITAL GOODS:</text:p>
      <text:p text:style-name="P1">34.979715302491115, 1405939.8185053382, 0.4612387154062444</text:p>
      <text:p text:style-name="P1"/>
      <text:p text:style-name="P1"><text:tab/>CONSUMER DURABLES:</text:p>
      <text:p text:style-name="P1">22.52897196261682, 554873.9626168224, 0.1012485855866401</text:p>
      <text:p text:style-name="P1">2010</text:p>
      <text:p text:style-name="P1"><text:tab/>CONSUMER NON-DURABLES:</text:p>
      <text:p text:style-name="P1">27.058282208588952, 1417999.7116564417, 0.10572983596643738</text:p>
      <text:p text:style-name="P1"/>
      <text:p text:style-name="P1"><text:tab/>CONSUMER SERVICES:</text:p>
      <text:p text:style-name="P1"><text:soft-page-break/>27.852674897119336, 1696028.7983539095, 0.0956599830751429</text:p>
      <text:p text:style-name="P1"/>
      <text:p text:style-name="P1"><text:tab/>ENERGY:</text:p>
      <text:p text:style-name="P1">34.10168539325842, 2558343.1853932585, 0.14907048057112748</text:p>
      <text:p text:style-name="P1"/>
      <text:p text:style-name="P1"><text:tab/>FINANCE:</text:p>
      <text:p text:style-name="P1">7768.111279461277, 1519685.4107744107, 0.06675462333119056</text:p>
      <text:p text:style-name="P1"/>
      <text:p text:style-name="P1"><text:tab/>HEALTH CARE:</text:p>
      <text:p text:style-name="P1">30.98854748603353, 1146723.0446927375, 0.10344670025686598</text:p>
      <text:p text:style-name="P1"/>
      <text:p text:style-name="P1"><text:tab/>MISCELLANEOUS:</text:p>
      <text:p text:style-name="P1">28.15833333333333, 1482637.78125, 0.15191552062868396</text:p>
      <text:p text:style-name="P1"/>
      <text:p text:style-name="P1"><text:tab/>PUBLIC UTILITIES:</text:p>
      <text:p text:style-name="P1">22.90508474576271, 1584327.9265536724, 0.06647901740020472</text:p>
      <text:p text:style-name="P1"/>
      <text:p text:style-name="P1">2011</text:p>
      <text:p text:style-name="P1"><text:tab/>BASIC INDUSTRIES:</text:p>
      <text:p text:style-name="P1">-11.344230769230771, 1787235.8846153845, -0.07719378427787937</text:p>
      <text:p text:style-name="P1"/>
      <text:p text:style-name="P1"><text:tab/>CAPITAL GOODS:</text:p>
      <text:p text:style-name="P1">-14.773519163763066, 1258022.512195122, -0.02746637731646729</text:p>
      <text:p text:style-name="P1"/>
      <text:p text:style-name="P1"><text:tab/>CONSUMER DURABLES:</text:p>
      <text:p text:style-name="P1">-0.9379629629629627, 566937.0185185185, 0.05913129318854886</text:p>
      <text:p text:style-name="P1"/>
      <text:p text:style-name="P1"><text:tab/>CONSUMER NON-DURABLES:</text:p>
      <text:p text:style-name="P1">-2.0077844311377246, 1381330.4610778443, 0.04338805568468185</text:p>
      <text:p text:style-name="P1"/>
      <text:p text:style-name="P1"><text:tab/>CONSUMER SERVICES:</text:p>
      <text:p text:style-name="P1">61.573757455268385, 1577276.453280318, 0.008635319956074715</text:p>
      <text:p text:style-name="P1"/>
      <text:p text:style-name="P1"><text:tab/>ENERGY:</text:p>
      <text:p text:style-name="P1">4.897948717948718, 2209979.6205128203, -0.00984441050837705</text:p>
      <text:p text:style-name="P1"/>
      <text:p text:style-name="P1"><text:tab/>FINANCE:</text:p>
      <text:p text:style-name="P1">-8.940425531914894, 1480644.1522094926, 0.01128812147156415</text:p>
      <text:p text:style-name="P1"/>
      <text:p text:style-name="P1"><text:tab/>HEALTH CARE:</text:p>
      <text:p text:style-name="P1">-5.862634408602149, 1089164.7392473118, 0.02564410735122517</text:p>
      <text:p text:style-name="P1">2011</text:p>
      <text:p text:style-name="P1"><text:tab/>MISCELLANEOUS:</text:p>
      <text:p text:style-name="P1">-7.471, 1277687.99, 0.04613051966933899</text:p>
      <text:p text:style-name="P1"/>
      <text:p text:style-name="P1"><text:tab/>PUBLIC UTILITIES:</text:p>
      <text:p text:style-name="P1">-5.0044198895027625, 1651848.9889502763, -0.0417733345790899</text:p>
      <text:p text:style-name="P1"/>
      <text:p text:style-name="P1"><text:tab/>TECHNOLOGY:</text:p>
      <text:p text:style-name="P1">-10.730049261083746, 2630703.248768473, 0.05166891821677235</text:p>
      <text:p text:style-name="P1"/>
      <text:p text:style-name="P1">2012</text:p>
      <text:p text:style-name="P1"><text:soft-page-break/><text:tab/>BASIC INDUSTRIES:</text:p>
      <text:p text:style-name="P1">8.187203791469194, 1512021.0284360189, 0.012737090391625547</text:p>
      <text:p text:style-name="P1"/>
      <text:p text:style-name="P1"><text:tab/>CAPITAL GOODS:</text:p>
      <text:p text:style-name="P1">25.273310810810813, 1039881.9121621621, 0.12290654831686487</text:p>
      <text:p text:style-name="P1"/>
      <text:p text:style-name="P1"><text:tab/>CONSUMER DURABLES:</text:p>
      <text:p text:style-name="P1">19.91834862385321, 483393.45871559635, 0.19589546618466633</text:p>
      <text:p text:style-name="P1"/>
      <text:p text:style-name="P1"><text:tab/>CONSUMER NON-DURABLES:</text:p>
      <text:p text:style-name="P1">18.243859649122808, 1200420.8187134503, 0.12987273783025258</text:p>
      <text:p text:style-name="P1"/>
      <text:p text:style-name="P1"><text:tab/>CONSUMER SERVICES:</text:p>
      <text:p text:style-name="P1">16.08267419962335, 1294631.263653484, 0.090928030760073</text:p>
      <text:p text:style-name="P1">2012</text:p>
      <text:p text:style-name="P1"><text:tab/>ENERGY:</text:p>
      <text:p text:style-name="P1">31.56904761904762, 1845824.2714285713, 0.013678926339514444</text:p>
      <text:p text:style-name="P1"/>
      <text:p text:style-name="P1"><text:tab/>FINANCE:</text:p>
      <text:p text:style-name="P1">23.319651347068145, 1264698.1410459587, 0.13186807801626962</text:p>
      <text:p text:style-name="P1"/>
      <text:p text:style-name="P1"><text:tab/>HEALTH CARE:</text:p>
      <text:p text:style-name="P1">22.961928934010153, 918128.9263959391, 0.1271939388545234</text:p>
      <text:p text:style-name="P1"/>
      <text:p text:style-name="P1"><text:tab/>MISCELLANEOUS:</text:p>
      <text:p text:style-name="P1">201.0561904761905, 1081257.761904762, 0.14533843150016268</text:p>
      <text:p text:style-name="P1"/>
      <text:p text:style-name="P1"><text:tab/>PUBLIC UTILITIES:</text:p>
      <text:p text:style-name="P1">1705.8714285714293, 1480233.291005291, 0.023768839617023137</text:p>
      <text:p text:style-name="P1"/>
      <text:p text:style-name="P1">2013</text:p>
      <text:p text:style-name="P1"><text:tab/>BASIC INDUSTRIES:</text:p>
      <text:p text:style-name="P1">18.849773755656106, 1463277.5067873304, 0.02392476629410557</text:p>
      <text:p text:style-name="P1"/>
      <text:p text:style-name="P1"><text:tab/>CAPITAL GOODS:</text:p>
      <text:p text:style-name="P1">45.559016393442626, 967687.5213114754, 0.11743801763470206</text:p>
      <text:p text:style-name="P1">2013</text:p>
      <text:p text:style-name="P1"><text:tab/>CONSUMER DURABLES:</text:p>
      <text:p text:style-name="P1">46.86548672566372, 446427.45132743364, 0.10958934032328518</text:p>
      <text:p text:style-name="P1"/>
      <text:p text:style-name="P1"><text:tab/>CONSUMER NON-DURABLES:</text:p>
      <text:p text:style-name="P1">34.58192090395481, 1032321.2598870057, 0.1371977983696788</text:p>
      <text:p text:style-name="P1"/>
      <text:p text:style-name="P1"><text:tab/>CONSUMER SERVICES:</text:p>
      <text:p text:style-name="P1">65.25084745762713, 1202298.1101694915, 0.09077670615522392</text:p>
      <text:p text:style-name="P1"/>
      <text:p text:style-name="P1"><text:tab/>ENERGY:</text:p>
      <text:p text:style-name="P1">22.176363636363632, 1491394.4454545456, 0.03446263019343025</text:p>
      <text:p text:style-name="P1"/>
      <text:p text:style-name="P1"><text:tab/>FINANCE:</text:p>
      <text:p text:style-name="P1">33.16927710843373, 948392.890060241, 0.10036577639305279</text:p>
      <text:p text:style-name="P1"/>
      <text:p text:style-name="P1"><text:soft-page-break/><text:tab/>HEALTH CARE:</text:p>
      <text:p text:style-name="P1">54.91981981981983, 913755.9549549549, 0.08378594960377515</text:p>
      <text:p text:style-name="P1"/>
      <text:p text:style-name="P1"><text:tab/>MISCELLANEOUS:</text:p>
      <text:p text:style-name="P1">44.46727272727272, 983699.7454545455, 0.12323475469967898</text:p>
      <text:p text:style-name="P1"/>
      <text:p text:style-name="P1"><text:tab/>PUBLIC UTILITIES:</text:p>
      <text:p text:style-name="P1">26.259595959595963, 1311317.3737373736, 0.06273958223994962</text:p>
      <text:p text:style-name="P1"/>
      <text:p text:style-name="P1"><text:tab/>TECHNOLOGY:</text:p>
      <text:p text:style-name="P1">52.046532438478735, 2202059.9015659955, 0.1453428256631917</text:p>
      <text:p text:style-name="P1">2013</text:p>
      <text:p text:style-name="P1"><text:tab/>TRANSPORTATION:</text:p>
      <text:p text:style-name="P1">50.105813953488365, 961702.5116279069, 0.131780929479315</text:p>
      <text:p text:style-name="P1"/>
      <text:p text:style-name="P1">2014</text:p>
      <text:p text:style-name="P1"><text:tab/>BASIC INDUSTRIES:</text:p>
      <text:p text:style-name="P1">-3.3517094017094013, 1403944.3547008547, -0.0474785799533301</text:p>
      <text:p text:style-name="P1"/>
      <text:p text:style-name="P1"><text:tab/>CAPITAL GOODS:</text:p>
      <text:p text:style-name="P1">3.818238993710691, 917177.216981132, -0.013981186368504563</text:p>
      <text:p text:style-name="P1"/>
      <text:p text:style-name="P1"><text:tab/>CONSUMER DURABLES:</text:p>
      <text:p text:style-name="P1">16.851239669421485, 431010.0743801653, 0.009996539792387588</text:p>
      <text:p text:style-name="P1"/>
      <text:p text:style-name="P1"><text:tab/>CONSUMER NON-DURABLES:</text:p>
      <text:p text:style-name="P1">7.71978021978022, 1068827.956043956, 0.03303508732190186</text:p>
      <text:p text:style-name="P1"/>
      <text:p text:style-name="P1"><text:tab/>CONSUMER SERVICES:</text:p>
      <text:p text:style-name="P1">85.8560371517028, 1216490.9024767801, 0.1589614264871891</text:p>
      <text:p text:style-name="P1"/>
      <text:p text:style-name="P1"><text:tab/>ENERGY:</text:p>
      <text:p text:style-name="P1">-17.626382978723406, 1826120.3744680851, -0.08737102473498232</text:p>
      <text:p text:style-name="P1"/>
      <text:p text:style-name="P1"><text:tab/>FINANCE:</text:p>
      <text:p text:style-name="P1">36.75626780626781, 807139.8988603989, 0.032908757496159</text:p>
      <text:p text:style-name="P1"/>
      <text:p text:style-name="P1"><text:tab/>HEALTH CARE:</text:p>
      <text:p text:style-name="P1">191.79650735294112, 813118.3272058824, 0.5065398247514024</text:p>
      <text:p text:style-name="P1">2014</text:p>
      <text:p text:style-name="P1"><text:tab/>MISCELLANEOUS:</text:p>
      <text:p text:style-name="P1">9.23076923076923, 1396733.8034188035, 0.012815247153768566</text:p>
      <text:p text:style-name="P1"/>
      <text:p text:style-name="P1"><text:tab/>PUBLIC UTILITIES:</text:p>
      <text:p text:style-name="P1">807.0772093023255, 1247821.9720930234, 0.03554470248181004</text:p>
      <text:p text:style-name="P1"/>
      <text:p text:style-name="P1">2015</text:p>
      <text:p text:style-name="P1"><text:tab/>BASIC INDUSTRIES:</text:p>
      <text:p text:style-name="P1">123.46178861788617, 1551627.430894309, -0.06812072624381041</text:p>
      <text:p text:style-name="P1"/>
      <text:p text:style-name="P1"><text:tab/>CAPITAL GOODS:</text:p>
      <text:p text:style-name="P1">441.908231707317, 887493.5884146341, -0.008798776773616103</text:p>
      <text:p text:style-name="P1"><text:soft-page-break/></text:p>
      <text:p text:style-name="P1"><text:tab/>CONSUMER DURABLES:</text:p>
      <text:p text:style-name="P1">-1.982945736434108, 402480.7829457364, -0.01324571909494067</text:p>
      <text:p text:style-name="P1"/>
      <text:p text:style-name="P1"><text:tab/>CONSUMER NON-DURABLES:</text:p>
      <text:p text:style-name="P1">-3.6608465608465597, 1128126.5502645504, 0.018258168933992378</text:p>
      <text:p text:style-name="P1">2015</text:p>
      <text:p text:style-name="P1"><text:tab/>CONSUMER SERVICES:</text:p>
      <text:p text:style-name="P1">1823.9539589442816, 1032559.2668621701, -0.010630801172447501</text:p>
      <text:p text:style-name="P1"/>
      <text:p text:style-name="P1"><text:tab/>ENERGY:</text:p>
      <text:p text:style-name="P1">-30.82301255230125, 2290461.870292887, -0.07942714564035956</text:p>
      <text:p text:style-name="P1"/>
      <text:p text:style-name="P1"><text:tab/>FINANCE:</text:p>
      <text:p text:style-name="P1">157.63275632490016, 776778.0932090546, 0.03995545295298196</text:p>
      <text:p text:style-name="P1"/>
      <text:p text:style-name="P1"><text:tab/>HEALTH CARE:</text:p>
      <text:p text:style-name="P1">201.04186795491142, 816912.1932367149, 0.005135997885791043</text:p>
      <text:p text:style-name="P1"/>
      <text:p text:style-name="P1"><text:tab/>MISCELLANEOUS:</text:p>
      <text:p text:style-name="P1">2.376190476190477, 1038736.880952381, -4.0561831651635827E-4</text:p>
      <text:p text:style-name="P1"/>
      <text:p text:style-name="P1"><text:tab/>PUBLIC UTILITIES:</text:p>
      <text:p text:style-name="P1">159.69039301310042, 1273016.4104803493, -0.019147412114755888</text:p>
      <text:p text:style-name="P1"/>
      <text:p text:style-name="P1">2016</text:p>
      <text:p text:style-name="P1"><text:tab/>BASIC INDUSTRIES:</text:p>
      <text:p text:style-name="P1">47.53686274509805, 1885732.0, 0.08439073189621786</text:p>
      <text:p text:style-name="P1">2016</text:p>
      <text:p text:style-name="P1"><text:tab/>CAPITAL GOODS:</text:p>
      <text:p text:style-name="P1">27.637951807228912, 907569.8313253012, 0.0781275536962275</text:p>
      <text:p text:style-name="P1"/>
      <text:p text:style-name="P1"><text:tab/>CONSUMER DURABLES:</text:p>
      <text:p text:style-name="P1">21.011538461538464, 464299.94615384616, 0.0536437438797106</text:p>
      <text:p text:style-name="P1"/>
      <text:p text:style-name="P1"><text:tab/>CONSUMER NON-DURABLES:</text:p>
      <text:p text:style-name="P1">14.0550505050505, 1158146.7323232323, 0.06016585345423321</text:p>
      <text:p text:style-name="P1"/>
      <text:p text:style-name="P1"><text:tab/>CONSUMER SERVICES:</text:p>
      <text:p text:style-name="P1">12.695467422096323, 1079127.4773371106, 0.06508644238055801</text:p>
      <text:p text:style-name="P1"/>
      <text:p text:style-name="P1"><text:tab/>ENERGY:</text:p>
      <text:p text:style-name="P1">76.29717741935484, 2480074.834677419, 0.059589977980916725</text:p>
      <text:p text:style-name="P1"/>
      <text:p text:style-name="P1"><text:tab/>FINANCE:</text:p>
      <text:p text:style-name="P1">29.677070063694273, 876398.8585987261, 0.10674648213242834</text:p>
      <text:p text:style-name="P1"/>
      <text:p text:style-name="P1"><text:tab/>HEALTH CARE:</text:p>
      <text:p text:style-name="P1">-9.458093797276852, 828467.1452344932, -0.13154407856437786</text:p>
      <text:p text:style-name="P1"/>
      <text:p text:style-name="P1"><text:tab/>MISCELLANEOUS:</text:p>
      <text:p text:style-name="P1">17.061654135338348, 1034053.6015037594, 0.05804497446795017</text:p>
      <text:p text:style-name="P1"><text:soft-page-break/></text:p>
      <text:p text:style-name="P1"><text:tab/>PUBLIC UTILITIES:</text:p>
      <text:p text:style-name="P1">21.723076923076924, 1255269.133603239, 0.09316527574636506</text:p>
      <text:p text:style-name="P1"/>
      <text:p text:style-name="P1">2017</text:p>
      <text:p text:style-name="P1"><text:tab/>BASIC INDUSTRIES:</text:p>
      <text:p text:style-name="P1">16.695019157088126, 1534243.7892720306, -0.03870194552529176</text:p>
      <text:p text:style-name="P1"/>
      <text:p text:style-name="P1"><text:tab/>CAPITAL GOODS:</text:p>
      <text:p text:style-name="P1">21.088629737609327, 783359.5976676384, 0.021608617849566997</text:p>
      <text:p text:style-name="P1"/>
      <text:p text:style-name="P1"><text:tab/>CONSUMER DURABLES:</text:p>
      <text:p text:style-name="P1">112.4373134328358, 432253.0895522388, 0.007669561428082296</text:p>
      <text:p text:style-name="P1"/>
      <text:p text:style-name="P1"><text:tab/>CONSUMER NON-DURABLES:</text:p>
      <text:p text:style-name="P1">8.741626794258373, 1120840.0, -0.004086402837108056</text:p>
      <text:p text:style-name="P1"/>
      <text:p text:style-name="P1"><text:tab/>CONSUMER SERVICES:</text:p>
      <text:p text:style-name="P1">11.783897158322056, 1074885.3301759134, -0.011786480958739718</text:p>
      <text:p text:style-name="P1"/>
      <text:p text:style-name="P1"><text:tab/>ENERGY:</text:p>
      <text:p text:style-name="P1">2.553558052434455, 2079923.052434457, -0.0816577117817383</text:p>
      <text:p text:style-name="P1"/>
      <text:p text:style-name="P1"><text:tab/>FINANCE:</text:p>
      <text:p text:style-name="P1">13.123167848699762, 693330.219858156, 0.023593015481962253</text:p>
      <text:p text:style-name="P1">2017</text:p>
      <text:p text:style-name="P1"><text:tab/>HEALTH CARE:</text:p>
      <text:p text:style-name="P1">38.436768802228414, 808192.561281337, -0.05894267620115921</text:p>
      <text:p text:style-name="P1"/>
      <text:p text:style-name="P1"><text:tab/>MISCELLANEOUS:</text:p>
      <text:p text:style-name="P1">23.60797101449276, 943136.6376811594, 0.004981744666727021</text:p>
      <text:p text:style-name="P1"/>
      <text:p text:style-name="P1"><text:tab/>PUBLIC UTILITIES:</text:p>
      <text:p text:style-name="P1">7.733599999999999, 1112830.668, -0.0011256570465139027</text:p>
      <text:p text:style-name="P1"/>
      <text:p text:style-name="P1">2018</text:p>
      <text:p text:style-name="P1"><text:tab/>BASIC INDUSTRIES:</text:p>
      <text:p text:style-name="P1">-4.050950570342206, 1420554.4486692015, -0.09870275314978995</text:p>
      <text:p text:style-name="P1"/>
      <text:p text:style-name="P1"><text:tab/>CAPITAL GOODS:</text:p>
      <text:p text:style-name="P1">5.797391304347826, 851611.3420289855, -0.04431334863773066</text:p>
      <text:p text:style-name="P1"/>
      <text:p text:style-name="P1"><text:tab/>CONSUMER DURABLES:</text:p>
      <text:p text:style-name="P1">18.83478260869566, 507162.10869565216, -0.021393169325042802</text:p>
      <text:p text:style-name="P1"/>
      <text:p text:style-name="P1"><text:tab/>CONSUMER NON-DURABLES:</text:p>
      <text:p text:style-name="P1">10.516666666666664, 1195274.2546296297, 0.0052897017477754925</text:p>
      <text:p text:style-name="P1">2018</text:p>
      <text:p text:style-name="P1"><text:tab/>CONSUMER SERVICES:</text:p>
      <text:p text:style-name="P1">33.340314136125656, 1157944.8704188482, -0.009772486341025817</text:p>
      <text:p text:style-name="P1"/>
      <text:p text:style-name="P1"><text:tab/>ENERGY:</text:p>
      <text:p text:style-name="P1"><text:soft-page-break/>7.094223826714802, 2251685.0685920576, -0.053694570186699105</text:p>
      <text:p text:style-name="P1"/>
      <text:p text:style-name="P1"><text:tab/>FINANCE:</text:p>
      <text:p text:style-name="P1">4.225000000000001, 650335.674672489, 0.011289690601962015</text:p>
      <text:p text:style-name="P1"/>
      <text:p text:style-name="P1"><text:tab/>HEALTH CARE:</text:p>
      <text:p text:style-name="P1">10.518463611859836, 893166.8315363881, -0.10891081676231154</text:p>
      <text:p text:style-name="P1"/>
      <text:p text:style-name="P1"><text:tab/>MISCELLANEOUS:</text:p>
      <text:p text:style-name="P1">9.165942028985508, 1099696.427536232, -0.009973178363880144</text:p>
      <text:p text:style-name="P1"/>
      <text:p text:style-name="P1"><text:tab/>PUBLIC UTILITIES:</text:p>
      <text:p text:style-name="P1">1353.1787644787644, 1207965.111969112, -0.048499683374738145</text:p>
      <text:p text:style-name="P1"/>
      <text:p text:style-name="P1"><text:tab/>TECHNOLOGY:</text:p>
      <text:p text:style-name="P1">87.24053601340032, 1608998.174204355, -3.2488221713836016E-4</text:p>
      <text:p text:style-name="P1"/>
      <text:p text:style-name="P2">JOB1</text:p>
      <text:p text:style-name="P2">time 4’ 50’’</text:p>
      <text:p text:style-name="P2">output</text:p>
      <text:p text:style-name="P3">EAF<text:tab/>267757.1,0.00499999988824129,0.00700000021606684,1245139.0</text:p>
      <text:p text:style-name="P3">ORGS<text:tab/>217415.9,0.00313999992795289,0.00313999992795289,8570.0</text:p>
      <text:p text:style-name="P3">ORGS<text:tab/>217415.9,0.00313999992795289,0.00313999992795289,8570.0</text:p>
      <text:p text:style-name="P3">RMP<text:tab/>121081.6,0.0410000011324883,0.0529999993741512,120487.0</text:p>
      <text:p text:style-name="P3">CTZ<text:tab/>120300.0,0.0199999995529652,0.025000000372529,52050.0</text:p>
      <text:p text:style-name="P3">CCD<text:tab/>111250.0,0.0149999996647239,0.0199999995529652,105416.0</text:p>
      <text:p text:style-name="P3">SAB<text:tab/>110428.8,188.5,194.300003051758,1695378.0</text:p>
      <text:p text:style-name="P3">KE<text:tab/>99400.0,0.0199999995529652,0.0199999995529652,73249.0</text:p>
      <text:p text:style-name="P3">LN<text:tab/>96700.0,0.0450000017881393,0.0450000017881393,394344.0</text:p>
      <text:p text:style-name="P2">GHG<text:tab/>64850.0,0.0199999995529652,0.0199999995529652,607659.0</text:p>
      <text:p text:style-name="P2"/>
      <text:p text:style-name="P5">JOB1</text:p>
      <text:p text:style-name="P5">pseudocodice:</text:p>
      <text:p text:style-name="P5"/>
      <text:p text:style-name="P5"><text:span text:style-name="T1">#</text:span> <text:span text:style-name="T1">after the file is read we have an RDD&lt;String&gt; named data with the lines of the file</text:span></text:p>
      <text:p text:style-name="P8"># StockObject is the Object with the information of the lines of the file</text:p>
      <text:p text:style-name="P8"/>
      <text:p text:style-name="P8">create RDD&lt;String, StockObject&gt; stocks</text:p>
      <text:p text:style-name="P8">stocks ← (ticker, <text:span text:style-name="T2">stockObj</text:span>) using data.<text:span text:style-name="T2">mapToPair(t → </text:span><text:span text:style-name="T3">(</text:span><text:span text:style-name="T2">stockObjFromString(t).</text:span><text:span text:style-name="T3">ticker, stockObjFromString(t)</text:span><text:span text:style-name="T2">)</text:span></text:p>
      <text:p text:style-name="P8"/>
      <text:p text:style-name="P11">create RDD&lt;String, StockObject&gt; firsts </text:p>
      <text:p text:style-name="P11">create RDD&lt;String, StockObject&gt; lasts</text:p>
      <text:p text:style-name="P11"/>
      <text:p text:style-name="P11">firsts ← (ticker, stockObject) using stocks.reduceByKey((a, b) → if (a.date &lt; b.date) a; else b)</text:p>
      <text:p text:style-name="P11">lasts ← (ticker, stockObject) using stocks.reduceByKey((a, b) → if (a.date &gt; b.date) a; else b)</text:p>
      <text:p text:style-name="P11"/>
      <text:p text:style-name="P11">create RDD&lt;String, Tuple&lt;StockObject, StockObject&gt;&gt; fistslasts</text:p>
      <text:p text:style-name="P11">firstslasts ← firsts.join(lasts)</text:p>
      <text:p text:style-name="P11"/>
      <text:p text:style-name="P12"><text:span text:style-name="T3">create RDD&lt;String, Double&gt; variations</text:span></text:p>
      <text:p text:style-name="P12"><text:span text:style-name="T3">variations ← (ticker, variation) using </text:span><text:span text:style-name="T7">firstslasts</text:span><text:span text:style-name="T3">.mapToPair(t → (t.1, variation(t.2.1, t.2.2))</text:span></text:p>
      <text:p text:style-name="P12"><text:soft-page-break/><text:span text:style-name="T3">create RDD&lt;String, Tuple&lt;Long, Integer&gt;&gt; volumesCount</text:span></text:p>
      <text:p text:style-name="P12"><text:span text:style-name="T3">volumesCount ← (ticker, (sumOfVolumes, count)) using stocks</text:span></text:p>
      <text:p text:style-name="P12"><text:span text:style-name="T3"><text:tab/>.mapToPair(t → (t.1, (t.2.volume, 1)))</text:span> </text:p>
      <text:p text:style-name="P12"><text:tab/>.<text:span text:style-name="T3">reduceByKey((a, b) → (a.1 + b.1, a.2 + b.2))</text:span></text:p>
      <text:p text:style-name="P12"/>
      <text:p text:style-name="P18">create RDD&lt;String, Double&gt; volMeds</text:p>
      <text:p text:style-name="P18">volMeds ← (ticker, averageVol) using volumesCount. mapToPair(t → (t.1, average(t.2.1, t.2.2)))</text:p>
      <text:p text:style-name="P12"/>
      <text:p text:style-name="P18">create RDD&lt;String, StockObject&gt; distinct</text:p>
      <text:p text:style-name="P18">distinct ← (ticker, stockObj) using stocks.reduceByKey((a, b) → a)</text:p>
      <text:p text:style-name="P12"/>
      <text:p text:style-name="P17">create RDD&lt;String, String&gt; minMaxVol</text:p>
      <text:p text:style-name="P17">minMaxVol ← (ticker, <text:span text:style-name="T4">String(stockObj.min+ stockObj.max + vol)) using distinct</text:span></text:p>
      <text:p text:style-name="P17"><text:tab/>.<text:span text:style-name="T4">join(volMeds)</text:span></text:p>
      <text:p text:style-name="P17"><text:tab/>.<text:span text:style-name="T4">mapToPair(t → (t.1, String(t.2.1.low, t.2.1.high, t.2.2)))</text:span></text:p>
      <text:p text:style-name="P17"><text:tab/></text:p>
      <text:p text:style-name="P18">variations</text:p>
      <text:p text:style-name="P18">.mapToPair(t → t.swap())</text:p>
      <text:p text:style-name="P18">.sort()</text:p>
      <text:p text:style-name="P19">.mapToPair(t → t.swap())</text:p>
      <text:p text:style-name="P2">.<text:span text:style-name="T4">join</text:span><text:span text:style-name="T5">(minMaxVol)</text:span></text:p>
      <text:p text:style-name="P2">.<text:span text:style-name="T5">mapToPair(t → (t.1, t.2.2.concat(t.2.1)))</text:span></text:p>
      <text:p text:style-name="P2">.<text:span text:style-name="T5">foreach(t → print t)</text:span></text:p>
      <text:p text:style-name="P2"/>
      <text:p text:style-name="P20">JOB 2</text:p>
      <text:p text:style-name="P20">pseudocodice:</text:p>
      <text:p text:style-name="P20"/>
      <text:p text:style-name="P6"><text:span text:style-name="T1">#</text:span> <text:span text:style-name="T1">after the file is read we have </text:span><text:span text:style-name="T5">two </text:span><text:span text:style-name="T1">RDD&lt;String&gt; named </text:span><text:span text:style-name="T5">hs and hsp</text:span><text:span text:style-name="T1"> with the lines of the </text:span><text:span text:style-name="T5">two </text:span><text:span text:style-name="T1">file</text:span><text:span text:style-name="T5">s</text:span></text:p>
      <text:p text:style-name="P9"># StockObject is the Object with the information of the lines of the fil<text:span text:style-name="T5">e hsp</text:span></text:p>
      <text:p text:style-name="P20"># SectorObject is the Object with the information of the lines of the file hs</text:p>
      <text:p text:style-name="P20"/>
      <text:p text:style-name="P9">create RDD&lt;String, StockObject&gt; stocks</text:p>
      <text:p text:style-name="P9">stocks ← (ticker, <text:span text:style-name="T2">stockObj</text:span>) using data.<text:span text:style-name="T2">mapToPair(t → </text:span><text:span text:style-name="T3">(</text:span><text:span text:style-name="T2">stockObjFromString(t).</text:span><text:span text:style-name="T3">ticker, stockObjFromString(t)</text:span><text:span text:style-name="T2">)</text:span></text:p>
      <text:p text:style-name="P9"/>
      <text:p text:style-name="P9">create RDD&lt;String, S<text:span text:style-name="T5">ector</text:span>Object&gt; s<text:span text:style-name="T5">ectors</text:span></text:p>
      <text:p text:style-name="P9">s<text:span text:style-name="T5">ectors</text:span> ← (ticker, <text:span text:style-name="T2">s</text:span><text:span text:style-name="T5">ect</text:span><text:span text:style-name="T2">Obj</text:span>) using data.<text:span text:style-name="T2">mapToPair(t → </text:span><text:span text:style-name="T3">(</text:span><text:span text:style-name="T2">s</text:span><text:span text:style-name="T5">ect</text:span><text:span text:style-name="T2">ObjFromString(t).</text:span><text:span text:style-name="T3">ticker, s</text:span><text:span text:style-name="T5">ect</text:span><text:span text:style-name="T3">ObjFromString(t)</text:span><text:span text:style-name="T2">)</text:span></text:p>
      <text:p text:style-name="P2"/>
      <text:p text:style-name="P20"># JoinObject is the Object obtained joining SectorObject and StockObject on the ticker</text:p>
      <text:p text:style-name="P20"/>
      <text:p text:style-name="P20">create RDD&lt;String, JoinObject&gt; joins</text:p>
      <text:p text:style-name="P20">joins ← (ticker, joinObj(sectorObj, stockObj)) using sectors</text:p>
      <text:p text:style-name="P20"><text:tab/>.join(stocks)</text:p>
      <text:p text:style-name="P20"><text:tab/>.mapToPair(t → (t.1, joinObjFromSectStock(t.2.1, t.2.2)))</text:p>
      <text:p text:style-name="P20"/>
      <text:p text:style-name="P20">createRDD&lt;Tuple&lt;Integer, String, String&gt;, JoinObject&gt; byYearBySectorByTicker</text:p>
      <text:p text:style-name="P20">byYearBySectorByTicker ← ((year, sector, ticker), joinObj) using joins</text:p>
      <text:p text:style-name="P20"><text:tab/>.mapToPair(t → ((t.2.date.year, t.2.sector, t.1), t.2)</text:p>
      <text:p text:style-name="P2"/>
      <text:p text:style-name="P13">create RDD&lt;<text:span text:style-name="T5">Tuple&lt;Integer, String, </text:span>String<text:span text:style-name="T5">&gt;</text:span>, <text:span text:style-name="T5">Join</text:span>Object&gt; firsts </text:p>
      <text:p text:style-name="P13">create RDD&lt;<text:span text:style-name="T5">Tuple&lt;Integer, String, </text:span>String<text:span text:style-name="T5">&gt;</text:span>, <text:span text:style-name="T5">Join</text:span>Object&gt; lasts</text:p>
      <text:p text:style-name="P13"><text:soft-page-break/></text:p>
      <text:p text:style-name="P14">firsts ← (<text:span text:style-name="T5">(year, sector, ticker)</text:span>, <text:span text:style-name="T5">join</text:span>Obj) using <text:span text:style-name="T5">joins</text:span>.reduceByKey((a, b) → if (a.date &lt; b.date) a; else b)</text:p>
      <text:p text:style-name="P14">lasts ← (<text:span text:style-name="T5">(year, sector, ticker)</text:span>, <text:span text:style-name="T5">join</text:span>Obj) using <text:span text:style-name="T5">joins</text:span>.reduceByKey((a, b) → if (a.date &gt; b.date) a; else b)</text:p>
      <text:p text:style-name="P13"/>
      <text:p text:style-name="P13">create RDD&lt;<text:span text:style-name="T6">Tuple&lt;Integer, String, String&gt;</text:span>, Tuple&lt;<text:span text:style-name="T5">Join</text:span>Object, <text:span text:style-name="T5">Join</text:span>Object&gt;&gt; fistslasts</text:p>
      <text:p text:style-name="P13">firstslasts ← firsts.join(lasts)</text:p>
      <text:p text:style-name="P13"/>
      <text:p text:style-name="P22">create RDD&lt;Tuple&lt;Integer, String, String&gt; Tuple&lt;Double, Integer&gt;&gt; dailyQuotationCount</text:p>
      <text:p text:style-name="P22">dailyQuotation ← ((year, sector, ticker), (quotation, 1)) using byYearBySectorByTicker</text:p>
      <text:p text:style-name="P22"><text:tab/>.mapToPair(t → (t.1, (quotation(t.2.open, t.2.close), 1)))</text:p>
      <text:p text:style-name="P2"/>
      <text:p text:style-name="P22">create RDD&lt;Tuple&lt;Integer, String, String&gt; Tuple&lt;Long, Integer&gt;&gt; volumesCount</text:p>
      <text:p text:style-name="P22">volumesCount ← ((year, sector, ticker), (volume, 1)) using byYearBySectorByTicker</text:p>
      <text:p text:style-name="P22"><text:tab/>.mapToPair(t → (t.1, (t.2.volume, 1)))</text:p>
      <text:p text:style-name="P22"/>
      <text:p text:style-name="P14"><text:span text:style-name="T3">create RDD&lt;</text:span><text:span text:style-name="T6">Tuple&lt;Integer, String </text:span><text:span text:style-name="T3">String</text:span><text:span text:style-name="T6">&gt;</text:span><text:span text:style-name="T3">, Double&gt; variations</text:span><text:span text:style-name="T7">ByYearSectorTicker</text:span></text:p>
      <text:p text:style-name="P15"><text:span text:style-name="T3">variations</text:span><text:span text:style-name="T7">ByYearSectorTicker</text:span><text:span text:style-name="T3"> ← (</text:span><text:span text:style-name="T6">(year, sector, </text:span><text:span text:style-name="T3">ticker</text:span><text:span text:style-name="T6">),</text:span><text:span text:style-name="T3"> variation) using </text:span><text:span text:style-name="T7">firstslasts</text:span></text:p>
      <text:p text:style-name="P15"><text:span text:style-name="T3"><text:tab/>.mapToPair(t → (t.1, variation(t.2.1, t.2.2))</text:span></text:p>
      <text:p text:style-name="P15"/>
      <text:p text:style-name="P23">create RDD&lt;<text:span text:style-name="T6">Tuple&lt;Integer, String </text:span><text:span text:style-name="T3">String</text:span><text:span text:style-name="T6">&gt;</text:span><text:span text:style-name="T3">, Double</text:span>&gt; volumesByYearSectorTicker</text:p>
      <text:p text:style-name="P23">volumesByYearSectorTicker ← ((year, sector, ticker), averageVolumes) using volumesCount</text:p>
      <text:p text:style-name="P23"><text:tab/>.reduceByKey((a, b) → (a.1 + b.1, a.2 + b.2))</text:p>
      <text:p text:style-name="P23"><text:tab/>.mapToPair(t → (t.1, average(t.2.1, t.2.2)))</text:p>
      <text:p text:style-name="P23"/>
      <text:p text:style-name="P23">create RDD&lt;<text:span text:style-name="T6">Tuple&lt;Integer, String </text:span><text:span text:style-name="T3">String</text:span><text:span text:style-name="T6">&gt;</text:span><text:span text:style-name="T3">, Double</text:span>&gt; quotationByYearSectorTicker</text:p>
      <text:p text:style-name="P25"><text:span text:style-name="T7">dailyQuotationCount ← ((year, sector, ticker), averageDailyQuotation) using dailyQuotationCount</text:span></text:p>
      <text:p text:style-name="P23"><text:tab/>.reduceByKey((a, b) → (a.1 + b.1, a.2 + b.2))</text:p>
      <text:p text:style-name="P23"><text:tab/>.mapToPair(t → (t.1, average(t.2.1, t.2.2)))</text:p>
      <text:p text:style-name="P23"/>
      <text:p text:style-name="P26">create RDD&lt;Tuple&lt;Integer, String&gt;, Tuple&lt;Double, Integer&gt;&gt; variationsCount</text:p>
      <text:p text:style-name="P26">variationsCount ← ((year, sector), (variation, 1)) using <text:span text:style-name="T3">variations</text:span><text:span text:style-name="T7">ByYearSectorTicker</text:span></text:p>
      <text:p text:style-name="P26"><text:tab/>.mapToPair(t → ((t.1.1, t.1.2), (t.2, 1)))</text:p>
      <text:p text:style-name="P26"/>
      <text:p text:style-name="P26">create RDD&lt;Tuple&lt;Integer, String&gt;, Tuple&lt;Double, Integer&gt;&gt; quotationsCount</text:p>
      <text:p text:style-name="P26">quotationsCount ← ((year, sector), (variation, 1)) using quotations<text:span text:style-name="T7">ByYearSectorTicker</text:span></text:p>
      <text:p text:style-name="P26"><text:tab/>.mapToPair(t → ((t.1.1, t.1.2), (t.2, 1)))</text:p>
      <text:p text:style-name="P26"/>
      <text:p text:style-name="P26">create RDD&lt;Tuple&lt;Integer, String&gt;, Tuple&lt;Double, Integer&gt;&gt; volumesCount</text:p>
      <text:p text:style-name="P26">volumesCount ← ((year, sector), (variation, 1)) using <text:span text:style-name="T3">v</text:span>olumes<text:span text:style-name="T7">ByYearSectorTicker</text:span></text:p>
      <text:p text:style-name="P26"><text:tab/>.mapToPair(t → ((t.1.1, t.1.2), (t.2, 1)))</text:p>
      <text:p text:style-name="P26"/>
      <text:p text:style-name="P26">create RDD&lt;Tuple&lt;Integer, String&gt; Double&gt; variationsByYearBySector</text:p>
      <text:p text:style-name="P26">variationsByYearBySector ← ((year, sector), averageVariation) using variationsCount</text:p>
      <text:p text:style-name="P26"><text:tab/>.reduceByKey((a,b) → (a.1 +b.1, a.2 + b.2))</text:p>
      <text:p text:style-name="P26"><text:tab/>.mapToPair(t → (t.1, average(t.2.1, t.2.2)))</text:p>
      <text:p text:style-name="P26"/>
      <text:p text:style-name="P28"><text:span text:style-name="T8">create RDD&lt;Tuple&lt;Integer, String&gt; Double&gt; quotationsByYearBySector</text:span></text:p>
      <text:p text:style-name="P28"><text:span text:style-name="T8">quotationsByYearBySector ← ((year, sector), averageVariation) using quotationsCount</text:span></text:p>
      <text:p text:style-name="P26"><text:tab/>.reduceByKey((a,b) → (a.1 +b.1, a.2 + b.2))</text:p>
      <text:p text:style-name="P26"><text:tab/>.mapToPair(t → (t.1, average(t.2.1, t.2.2)))</text:p>
      <text:p text:style-name="P28"><text:soft-page-break/><text:span text:style-name="T8">create RDD&lt;Tuple&lt;Integer, String&gt; Double&gt; volumesByYearBySector</text:span></text:p>
      <text:p text:style-name="P28"><text:span text:style-name="T8">volumesByYearBySector ← ((year, sector), averageVariation) using volumesCount</text:span></text:p>
      <text:p text:style-name="P26"><text:tab/>.reduceByKey((a,b) → (a.1 +b.1, a.2 + b.2))</text:p>
      <text:p text:style-name="P26"><text:tab/>.mapToPair(t → (t.1, average(t.2.1, t.2.2)))</text:p>
      <text:p text:style-name="P26"/>
      <text:p text:style-name="P29">create RDD&lt;Tuple&lt;Integer, String&gt;, String&gt; result</text:p>
      <text:p text:style-name="P29">result ← ((year, sector) String(variation, quotation, volume)) using</text:p>
      <text:p text:style-name="P29"><text:tab/>variationsByYearBySector</text:p>
      <text:p text:style-name="P29"><text:tab/>.join(quotationsByYearBySector)</text:p>
      <text:p text:style-name="P29"><text:tab/>.mapToPair(t → (t.1, String(t.2.1, t.2.2)))</text:p>
      <text:p text:style-name="P29"><text:tab/>.join(volumesByYearBySector)</text:p>
      <text:p text:style-name="P29"><text:tab/>.mapToPair(t → (t.1, String(t.2.1,t.2.2)))</text:p>
      <text:p text:style-name="P29"/>
      <text:p text:style-name="P29">result.sort().foreach(t → (foreach (year, sector) print (year, sector, t.2)))</text:p>
      <text:p text:style-name="P29"/>
      <text:p text:style-name="P30">JOB 3</text:p>
      <text:p text:style-name="P30">pseudocodice:</text:p>
      <text:p text:style-name="P30"/>
      <text:p text:style-name="P7"><text:span text:style-name="T1">#</text:span> <text:span text:style-name="T1">after the file is read we have </text:span><text:span text:style-name="T5">two </text:span><text:span text:style-name="T1">RDD&lt;String&gt; named </text:span><text:span text:style-name="T5">hs and hsp</text:span><text:span text:style-name="T1"> with the lines of the </text:span><text:span text:style-name="T5">two </text:span><text:span text:style-name="T1">file</text:span><text:span text:style-name="T5">s</text:span></text:p>
      <text:p text:style-name="P10"># StockObject is the Object with the information of the lines of the fil<text:span text:style-name="T5">e hsp</text:span></text:p>
      <text:p text:style-name="P21"># SectorObject is the Object with the information of the lines of the file hs</text:p>
      <text:p text:style-name="P21"/>
      <text:p text:style-name="P10">create RDD&lt;String, StockObject&gt; stocks</text:p>
      <text:p text:style-name="P10">stocks ← (ticker, <text:span text:style-name="T2">stockObj</text:span>) using data.<text:span text:style-name="T2">mapToPair(t → </text:span><text:span text:style-name="T3">(</text:span><text:span text:style-name="T2">stockObjFromString(t).</text:span><text:span text:style-name="T3">ticker, stockObjFromString(t)</text:span><text:span text:style-name="T2">)</text:span></text:p>
      <text:p text:style-name="P10"/>
      <text:p text:style-name="P10">create RDD&lt;String, S<text:span text:style-name="T5">ector</text:span>Object&gt; s<text:span text:style-name="T5">ectors</text:span></text:p>
      <text:p text:style-name="P10">s<text:span text:style-name="T5">ectors</text:span> ← (ticker, <text:span text:style-name="T2">s</text:span><text:span text:style-name="T5">ect</text:span><text:span text:style-name="T2">Obj</text:span>) using data.<text:span text:style-name="T2">mapToPair(t → </text:span><text:span text:style-name="T3">(</text:span><text:span text:style-name="T2">s</text:span><text:span text:style-name="T5">ect</text:span><text:span text:style-name="T2">ObjFromString(t).</text:span><text:span text:style-name="T3">ticker, s</text:span><text:span text:style-name="T5">ect</text:span><text:span text:style-name="T3">ObjFromString(t)</text:span><text:span text:style-name="T2">)</text:span></text:p>
      <text:p text:style-name="P4"/>
      <text:p text:style-name="P21"># JoinObject is the Object obtained joining SectorObject and StockObject on the ticker</text:p>
      <text:p text:style-name="P21"/>
      <text:p text:style-name="P21">create RDD&lt;String, JoinObject&gt; joins</text:p>
      <text:p text:style-name="P21">joins ← (ticker, joinObj(sectorObj, stockObj)) using sectors</text:p>
      <text:p text:style-name="P21"><text:tab/>.join(stocks)</text:p>
      <text:p text:style-name="P21"><text:tab/>.mapToPair(t → (t.1, joinObjFromSectStock(t.2.1, t.2.2)))</text:p>
      <text:p text:style-name="P21"><text:tab/>.<text:span text:style-name="T9">filter(t → in2016_2018(t.2))</text:span></text:p>
      <text:p text:style-name="P21"/>
      <text:p text:style-name="P21">createRDD&lt;Tuple&lt;Integer, String, String&gt;, JoinObject&gt; byYearBySectorByTicker</text:p>
      <text:p text:style-name="P21">byYearBySectorByTicker ← ((year, <text:span text:style-name="T9">name</text:span>, ticker), joinObj) using joins</text:p>
      <text:p text:style-name="P21"><text:tab/>.mapToPair(t → ((t.2.date.year, t.2.<text:span text:style-name="T9">name</text:span> t.1), t.2)</text:p>
      <text:p text:style-name="P21"/>
      <text:p text:style-name="P16">create RDD&lt;<text:span text:style-name="T5">Tuple&lt;Integer, String, </text:span>String<text:span text:style-name="T5">&gt;</text:span>, <text:span text:style-name="T5">Join</text:span>Object&gt; firsts </text:p>
      <text:p text:style-name="P16">create RDD&lt;<text:span text:style-name="T5">Tuple&lt;Integer, String, </text:span>String<text:span text:style-name="T5">&gt;</text:span>, <text:span text:style-name="T5">Join</text:span>Object&gt; lasts</text:p>
      <text:p text:style-name="P16"/>
      <text:p text:style-name="P16">firsts ← (<text:span text:style-name="T5">(year, </text:span><text:span text:style-name="T9">name</text:span><text:span text:style-name="T5">, ticker)</text:span>, <text:span text:style-name="T5">join</text:span>Obj) using <text:span text:style-name="T5">joins</text:span>.reduceByKey((a, b) → if (a.date &lt; b.date) a; else b)</text:p>
      <text:p text:style-name="P16">lasts ← (<text:span text:style-name="T5">(year, </text:span><text:span text:style-name="T9">name</text:span><text:span text:style-name="T5">, ticker)</text:span>, <text:span text:style-name="T5">join</text:span>Obj) using <text:span text:style-name="T5">joins</text:span>.reduceByKey((a, b) → if (a.date &gt; b.date) a; else b)</text:p>
      <text:p text:style-name="P16"/>
      <text:p text:style-name="P16">create RDD&lt;<text:span text:style-name="T6">Tuple&lt;Integer, String, String&gt;</text:span>, Tuple&lt;<text:span text:style-name="T5">Join</text:span>Object, <text:span text:style-name="T5">Join</text:span>Object&gt;&gt; fistslasts</text:p>
      <text:p text:style-name="P16">firstslasts ← firsts.join(lasts)</text:p>
      <text:p text:style-name="P16"><text:soft-page-break/><text:span text:style-name="T3">create RDD&lt;</text:span><text:span text:style-name="T6">Tuple&lt;Integer, String </text:span><text:span text:style-name="T3">String</text:span><text:span text:style-name="T6">&gt;</text:span><text:span text:style-name="T3">, Double&gt; variations</text:span><text:span text:style-name="T7">ByYear</text:span><text:span text:style-name="T10">Name</text:span><text:span text:style-name="T7">Ticker</text:span></text:p>
      <text:p text:style-name="P16"><text:span text:style-name="T3">variations</text:span><text:span text:style-name="T7">ByYear</text:span><text:span text:style-name="T10">Name</text:span><text:span text:style-name="T7">Ticker</text:span><text:span text:style-name="T3"> ← (</text:span><text:span text:style-name="T6">(year, </text:span><text:span text:style-name="T10">name</text:span><text:span text:style-name="T6">, </text:span><text:span text:style-name="T3">ticker</text:span><text:span text:style-name="T6">),</text:span><text:span text:style-name="T3"> variation) using </text:span><text:span text:style-name="T7">firstslasts</text:span></text:p>
      <text:p text:style-name="P16"><text:span text:style-name="T3"><text:tab/>.mapToPair(t → (t.1, variation(t.2.1, t.2.2))</text:span></text:p>
      <text:p text:style-name="P16"/>
      <text:p text:style-name="P27">create RDD&lt;Tuple&lt;Integer, String&gt;, Tuple&lt;Double, Integer&gt;&gt; variationsCount</text:p>
      <text:p text:style-name="P27">variationsCount ← ((year, <text:span text:style-name="T10">name</text:span>), (variation, 1)) using <text:span text:style-name="T3">variations</text:span><text:span text:style-name="T7">ByYear</text:span><text:span text:style-name="T10">Name</text:span><text:span text:style-name="T7">Ticker</text:span></text:p>
      <text:p text:style-name="P27"><text:tab/>.mapToPair(t → ((t.1.1, t.1.2), (t.2, 1)))</text:p>
      <text:p text:style-name="P27"/>
      <text:p text:style-name="P27">create RDD&lt;Tuple&lt;Integer, String&gt; Double&gt; variationsByYearBy<text:span text:style-name="T10">Name</text:span></text:p>
      <text:p text:style-name="P27">variationsByYearBy<text:span text:style-name="T10">Name</text:span> ← ((year, <text:span text:style-name="T10">name</text:span>), averageVariation) using variationsCount</text:p>
      <text:p text:style-name="P27"><text:tab/>.reduceByKey((a,b) → (a.1 +b.1, a.2 + b.2))</text:p>
      <text:p text:style-name="P27"><text:tab/>.mapToPair(t → (t.1, average(t.2.1, t.2.2)))</text:p>
      <text:p text:style-name="P27"/>
      <text:p text:style-name="P32"><text:span text:style-name="T10">create RDD&lt;String, String&gt; byName</text:span></text:p>
      <text:p text:style-name="P31">byName ← (name, year_variation) using variationsByYearByName</text:p>
      <text:p text:style-name="P31"><text:tab/>.mapToPair(t → (t.1.2, String(t.1.1, t.2)))</text:p>
      <text:p text:style-name="P31"/>
      <text:p text:style-name="P31">create RDD&lt;String, List&lt;String&gt;&gt; yearVarAsList</text:p>
      <text:p text:style-name="P31">yearVarAsList ← (name, List(year_variation)) using byName</text:p>
      <text:p text:style-name="P31"><text:tab/>.groupByKey()</text:p>
      <text:p text:style-name="P31"><text:tab/>.mapToPair(t → (t.1, iterableToList(t.2)))</text:p>
      <text:p text:style-name="P31"><text:tab/>.filter(t → t.2.size() == 3)</text:p>
      <text:p text:style-name="P31"/>
      <text:p text:style-name="P31">create RDD&lt;String, String&gt; yearVarAsOneString</text:p>
      <text:p text:style-name="P31">yearVarAsOneString ← (name, concatenation_of_elements_of_list) using yearVarAsList</text:p>
      <text:p text:style-name="P31"><text:tab/>.mapToPair(t → (t.1, sortList(t.2)))</text:p>
      <text:p text:style-name="P31"><text:tab/>.mapToPair(t → (t.1, listToString(t.2)))</text:p>
      <text:p text:style-name="P31"/>
      <text:p text:style-name="P31">yearVarAsOneString</text:p>
      <text:p text:style-name="P31"><text:tab/>.mapToPair(t → t.swap())</text:p>
      <text:p text:style-name="P21"><text:tab/>.<text:span text:style-name="T10">foreach(t → print t)</text:span></text:p>
      <text:p text:style-name="P21"/>
      <text:p text:style-name="P24"/>
      <text:p text:style-name="P23"/>
      <text:p text:style-name="P23"/>
      <text:p text:style-name="P23"/>
      <text:p text:style-name="P23"/>
      <text:p text:style-name="P23"/>
      <text:p text:style-name="P22"/>
      <text:p text:style-name="P2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1T16:42:37.303947606</meta:creation-date>
    <dc:date>2020-05-21T21:59:59.206056862</dc:date>
    <meta:editing-duration>PT58S</meta:editing-duration>
    <meta:editing-cycles>1</meta:editing-cycles>
    <meta:document-statistic meta:table-count="0" meta:image-count="0" meta:object-count="0" meta:page-count="12" meta:paragraph-count="443" meta:word-count="1721" meta:character-count="18549" meta:non-whitespace-character-count="17096"/>
    <meta:generator>LibreOffice/6.4.3.2$Linux_X86_64 LibreOffice_project/40$Build-2</meta:generator>
  </office:meta>
</office:document-meta>
</file>